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ymm_Antisymmetrisch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Kopplungseinstellung</text:p>
          </table:table-cell>
          <table:table-cell office:value-type="string" table:style-name="ce1">
            <text:p>Omega 1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Omega 2</text:p>
          </table:table-cell>
          <table:table-cell office:value-type="string" table:style-name="ce1">
            <text:p>Sigm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2" table:style-name="ce2">
            <text:p>0.620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62" table:style-name="ce2">
            <text:p>0.62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.68500000000000005" table:style-name="ce1">
            <text:p>0.685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2" table:style-name="ce2">
            <text:p>0.62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6T13:54:13Z</meta:creation-date>
    <dc:date>2019-11-16T13:59:55Z</dc:date>
  </office:meta>
</office:document-meta>
</file>